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29000002CEA35BFA2B.png"/>
  <manifest:file-entry manifest:media-type="image/png" manifest:full-path="Pictures/100000000000021F0000018505938A3E.png"/>
  <manifest:file-entry manifest:media-type="image/png" manifest:full-path="Pictures/10000000000003B9000001C7CFCF2F9B.png"/>
  <manifest:file-entry manifest:media-type="image/png" manifest:full-path="Pictures/100000000000035B000000C7301C2307.png"/>
  <manifest:file-entry manifest:media-type="image/png" manifest:full-path="Pictures/100000000000066B000002C7A7165AC3.png"/>
  <manifest:file-entry manifest:media-type="image/png" manifest:full-path="Pictures/100000000000024C000000AFFA4B84A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ufgabe 1:</text:p>
      <text:p text:style-name="Standard"><draw:frame draw:style-name="fr1" draw:name="Grafik1" text:anchor-type="paragraph" svg:x="0.945cm" svg:y="0.767cm" svg:width="14.369cm" svg:height="10.292cm" draw:z-index="0"><draw:image xlink:href="Pictures/100000000000021F0000018505938A3E.png" xlink:type="simple" xlink:show="embed" xlink:actuate="onLoad"/></draw:frame></text:p>
      <text:p text:style-name="Standard"><text:s/></text:p>
      <text:p text:style-name="Standard"/>
      <text:p text:style-name="Standard">Aufgabe 2.1</text:p>
      <text:p text:style-name="Standard"/>
      <text:p text:style-name="Standard"/>
      <text:p text:style-name="Standard"><draw:frame draw:style-name="fr2" draw:name="Grafik2" text:anchor-type="paragraph" svg:width="17cm" svg:height="3.937cm" draw:z-index="1"><draw:image xlink:href="Pictures/100000000000035B000000C7301C2307.png" xlink:type="simple" xlink:show="embed" xlink:actuate="onLoad"/></draw:frame></text:p>
      <text:p text:style-name="Standard"/>
      <text:p text:style-name="Standard"><draw:frame draw:style-name="fr3" draw:name="Grafik3" text:anchor-type="paragraph" svg:width="17cm" svg:height="9.239cm" draw:z-index="2"><draw:image xlink:href="Pictures/1000000000000529000002CEA35BFA2B.png" xlink:type="simple" xlink:show="embed" xlink:actuate="onLoad"/></draw:frame><text:soft-page-break/></text:p>
      <text:p text:style-name="Standard"/>
      <text:p text:style-name="Standard"/>
      <text:p text:style-name="Standard">Aufgabe 2.2</text:p>
      <text:p text:style-name="Standard"><draw:frame draw:style-name="fr1" draw:name="Grafik4" text:anchor-type="paragraph" svg:x="-0.318cm" svg:y="0.434cm" svg:width="17.895cm" svg:height="8.333cm" draw:z-index="3"><draw:image xlink:href="Pictures/100000000000066B000002C7A7165AC3.png" xlink:type="simple" xlink:show="embed" xlink:actuate="onLoad"/></draw:frame></text:p>
      <text:p text:style-name="Standard"/>
      <text:p text:style-name="Standard"><draw:frame draw:style-name="fr4" draw:name="Grafik5" text:anchor-type="paragraph" svg:width="15.559cm" svg:height="4.63cm" draw:z-index="4"><draw:image xlink:href="Pictures/100000000000024C000000AFFA4B84A0.png" xlink:type="simple" xlink:show="embed" xlink:actuate="onLoad"/></draw:frame></text:p>
      <text:p text:style-name="Standard"><text:soft-page-break/>Aufgabe 3: </text:p>
      <text:p text:style-name="Standard"/>
      <text:p text:style-name="Standard"><draw:frame draw:style-name="fr1" draw:name="Grafik6" text:anchor-type="paragraph" svg:x="0cm" svg:y="0.589cm" svg:width="17cm" svg:height="8.116cm" draw:z-index="5"><draw:image xlink:href="Pictures/10000000000003B9000001C7CFCF2F9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11T15:25:35.91</meta:creation-date>
    <dc:date>2019-05-12T10:12:41.31</dc:date>
    <meta:editing-duration>PT8M40S</meta:editing-duration>
    <meta:editing-cycles>2</meta:editing-cycles>
    <meta:generator>OpenOffice/4.1.6$Win32 OpenOffice.org_project/416m1$Build-9790</meta:generator>
    <meta:document-statistic meta:table-count="0" meta:image-count="6" meta:object-count="0" meta:page-count="3" meta:paragraph-count="5" meta:word-count="8" meta:character-count="44"/>
  </office:meta>
</office:document-meta>
</file>